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083in" style:rel-column-width="59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e340" officeooo:paragraph-rsid="0018e340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8e340" officeooo:paragraph-rsid="0018e340"/>
    </style:style>
    <style:style style:name="P3" style:family="paragraph" style:parent-style-name="Standard">
      <style:text-properties style:font-name="Arial" officeooo:rsid="0018e340" officeooo:paragraph-rsid="0018e340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officeooo:rsid="0018e340" officeooo:paragraph-rsid="0018e340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b7fee" officeooo:paragraph-rsid="001b7fee"/>
    </style:style>
    <style:style style:name="P6" style:family="paragraph" style:parent-style-name="Standard">
      <style:text-properties style:font-name="Arial" officeooo:rsid="001912db" officeooo:paragraph-rsid="001912db"/>
    </style:style>
    <style:style style:name="P7" style:family="paragraph" style:parent-style-name="Standard">
      <style:text-properties style:font-name="Arial" officeooo:rsid="001ab0ea" officeooo:paragraph-rsid="001ab0ea"/>
    </style:style>
    <style:style style:name="P8" style:family="paragraph" style:parent-style-name="Standard">
      <style:text-properties style:font-name="Arial" officeooo:rsid="001d31a1" officeooo:paragraph-rsid="001d31a1"/>
    </style:style>
    <style:style style:name="P9" style:family="paragraph" style:parent-style-name="Standard">
      <style:text-properties style:font-name="Arial" officeooo:rsid="001e3ea1" officeooo:paragraph-rsid="001e3ea1"/>
    </style:style>
    <style:style style:name="P10" style:family="paragraph" style:parent-style-name="Standard">
      <style:text-properties style:font-name="Arial" officeooo:rsid="001e3ea1" officeooo:paragraph-rsid="001fcea7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bold" officeooo:rsid="0018e340" officeooo:paragraph-rsid="0018e340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1d31a1" officeooo:paragraph-rsid="001d31a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font-weight="bold" officeooo:rsid="001e3ea1" officeooo:paragraph-rsid="001e3ea1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18e340" officeooo:paragraph-rsid="0018e340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1912db" officeooo:paragraph-rsid="001912db"/>
    </style:style>
    <style:style style:name="T1" style:family="text">
      <style:text-properties officeooo:rsid="001ab0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1d31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nuth-Morris-Pratt algorithm</text:p>
      <text:p text:style-name="P1"/>
      <text:p text:style-name="P11">Description</text:p>
      <text:p text:style-name="P2"/>
      <text:p text:style-name="P2">The Knuth-Morris-Pratt (shortly KMP) algorithm is very similar to the Z Algorithm in sense that also precomputes a transition table to facilitate searching in the haystack.</text:p>
      <text:p text:style-name="P2">The transition table is built on the pattern.</text:p>
      <text:p text:style-name="P2">Let there be given a table T.</text:p>
      <text:p text:style-name="P2"/>
      <text:p text:style-name="P2">Then</text:p>
      <text:p text:style-name="P2">T[i] = the longest <text:span text:style-name="T1">proper </text:span>suffix of the P[0...i] which is equal to the prefix of P[0...i]</text:p>
      <text:p text:style-name="P2"/>
      <text:p text:style-name="P5">A proper suffix is a suffix which is not equal to the string itself.</text:p>
      <text:p text:style-name="P2"/>
      <text:p text:style-name="P2">For example:</text:p>
      <text:p text:style-name="P2"/>
      <text:p text:style-name="P3"/>
      <table:table table:name="Table1" table:style-name="Table1">
        <table:table-column table:style-name="Table1.A" table:number-columns-repeated="11"/>
        <table:table-row>
          <table:table-cell table:style-name="Table1.A1" office:value-type="string">
            <text:p text:style-name="P1">Pattern: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i</text:p>
          </table:table-cell>
          <table:table-cell table:style-name="Table1.A1" office:value-type="string">
            <text:p text:style-name="P14">v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14">m</text:p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i</text:p>
          </table:table-cell>
          <table:table-cell table:style-name="Table1.A1" office:value-type="string">
            <text:p text:style-name="P15">m</text:p>
          </table:table-cell>
          <table:table-cell table:style-name="Table1.K1" office:value-type="string">
            <text:p text:style-name="P14">q</text:p>
          </table:table-cell>
        </table:table-row>
        <table:table-row>
          <table:table-cell table:style-name="Table1.A2" office:value-type="string">
            <text:p text:style-name="P1">Table: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5">1</text:p>
          </table:table-cell>
          <table:table-cell table:style-name="Table1.K2" office:value-type="string">
            <text:p text:style-name="P14">0</text:p>
          </table:table-cell>
        </table:table-row>
      </table:table>
      <text:p text:style-name="P3"/>
      <text:p text:style-name="P3">Note that the first index always has a value of 0.</text:p>
      <text:p text:style-name="P3"/>
      <text:p text:style-name="P6">Now, suppose that we want to search for this pattern in the text:</text:p>
      <text:p text:style-name="P6"/>
      <text:p text:style-name="P7">qp<text:span text:style-name="T2">maivmma</text:span>zzzdo<text:span text:style-name="T2">maivmmaimq</text:span>pzdwe</text:p>
      <text:p text:style-name="P7"/>
      <text:p text:style-name="P7">While searching we can see that for the first 2 characters we have no match, so we continue normally. Then we have a match, but not a full one. When we get to the 8<text:span text:style-name="T3">th</text:span> character (i) then we have a mismatch. We can see in the the transition table that the value <text:span text:style-name="T4">for the index of the previous character is 2 (index 6, character a).</text:span> <text:span text:style-name="T4">This means that the first two characters of the pattern have been already matched, so we do not have to match them again. We start with comparing character i at index 2 with character z which do not match. This time since the value in the transition table is 0, then we have to start the match from the beginning of the pattern.</text:span></text:p>
      <text:p text:style-name="P7"/>
      <text:p text:style-name="P12">Running time</text:p>
      <text:p text:style-name="P8"/>
      <text:p text:style-name="P8">We have to consider two crucial things for this algorithm to work – building the table and actually searching.</text:p>
      <text:p text:style-name="P8"/>
      <text:p text:style-name="P8">Building the table can be done in O(|P|) time and searching can be done in O(|T|) time. Where |P| is the length of the pattern (needle) and |T| is length of the text (haystack).</text:p>
      <text:p text:style-name="P3"/>
      <text:p text:style-name="P13">Comparison to the Z Algorithm</text:p>
      <text:p text:style-name="P9">Both have similar running time though one can be better in certain cases by a constant factor. The Z Algorithm requires more space on the other hand O(|P| + |T|) where as the KMP requires O(|P|) space.</text:p>
      <text:p text:style-name="P10">The Z Algorithm is a lot easier to code and a lot more intuitive. When speed of implementation is required (contest for example), then the Z algorithm is preferable. </text:p>
      <text:p text:style-name="P10"><text:soft-page-break/>Also, the Z Algorithm by its nature gives a lot more possibilities to facilitate computing some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21:36:40.884428526</meta:creation-date>
    <dc:date>2014-06-21T01:11:39.968933205</dc:date>
    <meta:editing-duration>PT3H26M37S</meta:editing-duration>
    <meta:editing-cycles>7</meta:editing-cycles>
    <meta:generator>LibreOffice/4.2.3.3$Linux_X86_64 LibreOffice_project/420m0$Build-3</meta:generator>
    <meta:document-statistic meta:table-count="1" meta:image-count="0" meta:object-count="0" meta:page-count="2" meta:paragraph-count="42" meta:word-count="396" meta:character-count="2094" meta:non-whitespace-character-count="1738"/>
  </office:meta>
</office:document-meta>
</file>